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d011b"/>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d011b" officeooo:paragraph-rsid="000d011b"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d011b" officeooo:paragraph-rsid="000d011b"/>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da44e" officeooo:paragraph-rsid="000da44e"/>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officeooo:paragraph-rsid="000d011b"/>
    </style:style>
    <style:style style:name="P9"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d011b" officeooo:paragraph-rsid="000d011b" style:font-weight-asian="bold" style:font-weight-complex="bold"/>
    </style:style>
    <style:style style:name="P12"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3"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da44e"/>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da44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Name: Josiah Kowalski <text:tab/><text:tab/><text:tab/> <text:s text:c="26"/>[Assignment <text:span text:style-name="T4">08.08 Arrays of Objects</text:span>]</text:p>
        <text:p text:style-name="P10"><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10"><text:span text:style-name="T3">.</text:span><text:span text:style-name="T2">Insert your pseudocode here:</text:span></text:p>
        <text:p text:style-name="P11">/**</text:p>
        <text:p text:style-name="P11"><text:s/>* Projects annual fuel usage based on three fill ups of my car.</text:p>
        <text:p text:style-name="P11"><text:s/>*</text:p>
        <text:p text:style-name="P11"><text:s/>* @author Josiah Kowalski</text:p>
        <text:p text:style-name="P11"><text:s/>* @version 1/5/20</text:p>
        <text:p text:style-name="P11"><text:s/>*/</text:p>
        <text:p text:style-name="P11">public class AnnualFuelUse </text:p>
        <text:p text:style-name="P11"/>
        <text:p text:style-name="P11"><text:tab/>// private instance variables</text:p>
        <text:p text:style-name="P11"><text:tab/>private int myDays, myStartMiles, myEndMiles, myDistance, myFill</text:p>
        <text:p text:style-name="P11"><text:tab/>private double myGallons, myMPG, myPrice, myCost</text:p>
        <text:p text:style-name="P11"/>
        <text:p text:style-name="P11"><text:tab/>// constructor</text:p>
        <text:p text:style-name="P11"><text:tab/>AnnualFuelUse(int fill, int days, int sMiles, int eMiles, double gals, double price) </text:p>
        <text:p text:style-name="P11"><text:tab/><text:tab/>myFill = fill</text:p>
        <text:p text:style-name="P11"><text:tab/><text:tab/>myDays = days</text:p>
        <text:p text:style-name="P11"><text:tab/><text:tab/>myStartMiles = sMiles</text:p>
        <text:p text:style-name="P11"><text:tab/><text:tab/>myEndMiles = eMiles</text:p>
        <text:p text:style-name="P11"><text:tab/><text:tab/>myGallons = gals</text:p>
        <text:p text:style-name="P11"><text:tab/><text:tab/>myPrice = price</text:p>
        <text:p text:style-name="P11"><text:tab/><text:tab/>myDistance = 0</text:p>
        <text:p text:style-name="P11"><text:tab/><text:tab/>myMPG = 0.0</text:p>
        <text:p text:style-name="P11"><text:soft-page-break/><text:tab/><text:tab/>myCost = 0.0</text:p>
        <text:p text:style-name="P11"><text:tab/></text:p>
        <text:p text:style-name="P11"/>
        <text:p text:style-name="P11"><text:tab/>// method to set distance</text:p>
        <text:p text:style-name="P11"><text:tab/>public void setMyDistance() </text:p>
        <text:p text:style-name="P11"><text:tab/><text:tab/>myDistance = myEndMiles - myStartMiles</text:p>
        <text:p text:style-name="P11"><text:tab/></text:p>
        <text:p text:style-name="P11"><text:tab/></text:p>
        <text:p text:style-name="P11"><text:tab/>// method to set price</text:p>
        <text:p text:style-name="P11"><text:tab/>public void setMyCost() </text:p>
        <text:p text:style-name="P11"><text:tab/><text:tab/>myCost = myPrice * myGallons</text:p>
        <text:p text:style-name="P11"><text:tab/></text:p>
        <text:p text:style-name="P11"/>
        <text:p text:style-name="P11"><text:tab/>// method to set MPG</text:p>
        <text:p text:style-name="P11"><text:tab/>public void setMyMPG() </text:p>
        <text:p text:style-name="P11"><text:tab/><text:tab/>setMyDistance()</text:p>
        <text:p text:style-name="P11"><text:tab/><text:tab/>myMPG = myDistance / myGallons</text:p>
        <text:p text:style-name="P11"><text:tab/></text:p>
        <text:p text:style-name="P11"/>
        <text:p text:style-name="P11"><text:tab/>// method to get distance</text:p>
        <text:p text:style-name="P11"><text:tab/>public int getMyDistance() </text:p>
        <text:p text:style-name="P11"><text:tab/><text:tab/>return myDistance</text:p>
        <text:p text:style-name="P11"><text:tab/></text:p>
        <text:p text:style-name="P11"/>
        <text:p text:style-name="P11"><text:tab/>// method to get MPG</text:p>
        <text:p text:style-name="P11"><text:soft-page-break/><text:tab/>public double getMyMPG() </text:p>
        <text:p text:style-name="P11"><text:tab/><text:tab/>return myMPG</text:p>
        <text:p text:style-name="P11"><text:tab/></text:p>
        <text:p text:style-name="P11"/>
        <text:p text:style-name="P11"><text:tab/>// method to get price</text:p>
        <text:p text:style-name="P11"><text:tab/>public double getMyPrice() </text:p>
        <text:p text:style-name="P11"><text:tab/><text:tab/>return myPrice</text:p>
        <text:p text:style-name="P11"><text:tab/></text:p>
        <text:p text:style-name="P11"/>
        <text:p text:style-name="P11"><text:tab/>// method to get gallons</text:p>
        <text:p text:style-name="P11"><text:tab/>public double getMyGallons() </text:p>
        <text:p text:style-name="P11"><text:tab/><text:tab/>return myGallons</text:p>
        <text:p text:style-name="P11"><text:tab/></text:p>
        <text:p text:style-name="P11"/>
        <text:p text:style-name="P11"><text:tab/>// method to get costs</text:p>
        <text:p text:style-name="P11"><text:tab/>public double getMyCost() </text:p>
        <text:p text:style-name="P11"><text:tab/><text:tab/>return myCost</text:p>
        <text:p text:style-name="P11"><text:tab/></text:p>
        <text:p text:style-name="P11"/>
        <text:p text:style-name="P11"><text:tab/>// method to get days</text:p>
        <text:p text:style-name="P11"><text:tab/>public int getMyDays() </text:p>
        <text:p text:style-name="P11"><text:tab/><text:tab/>return myDays</text:p>
        <text:p text:style-name="P11"><text:tab/></text:p>
        <text:p text:style-name="P11"/>
        <text:p text:style-name="P11"><text:tab/>// method to get start miles</text:p>
        <text:p text:style-name="P11"><text:soft-page-break/><text:tab/>public int getMyStartMiles() </text:p>
        <text:p text:style-name="P11"><text:tab/><text:tab/>return myStartMiles</text:p>
        <text:p text:style-name="P11"><text:tab/></text:p>
        <text:p text:style-name="P11"/>
        <text:p text:style-name="P11"><text:tab/>// method to get end miles</text:p>
        <text:p text:style-name="P11"><text:tab/>public int getMyEndMiles() </text:p>
        <text:p text:style-name="P11"><text:tab/><text:tab/>return myEndMiles</text:p>
        <text:p text:style-name="P11"><text:tab/></text:p>
        <text:p text:style-name="P11"/>
        <text:p text:style-name="P11"><text:tab/>// method to get fill</text:p>
        <text:p text:style-name="P11"><text:tab/>public int getMyFill() </text:p>
        <text:p text:style-name="P11"><text:tab/><text:tab/>return myFill</text:p>
        <text:p text:style-name="P11"><text:tab/></text:p>
        <text:p text:style-name="P11"/>
        <text:p text:style-name="P11"><text:tab/>// finds minimum of distance</text:p>
        <text:p text:style-name="P11"><text:tab/>public int findDistanceMin(int min) </text:p>
        <text:p text:style-name="P11"><text:tab/><text:tab/>if (myDistance &lt; min) </text:p>
        <text:p text:style-name="P11"><text:tab/><text:tab/><text:tab/>min = myDistance</text:p>
        <text:p text:style-name="P11"><text:tab/><text:tab/></text:p>
        <text:p text:style-name="P11"><text:tab/><text:tab/>return min</text:p>
        <text:p text:style-name="P11"><text:tab/></text:p>
        <text:p text:style-name="P11"/>
        <text:p text:style-name="P11"><text:tab/>// finds maximum of distance</text:p>
        <text:p text:style-name="P11"><text:tab/>public int findDistanceMax(int max) </text:p>
        <text:p text:style-name="P11"><text:tab/><text:tab/>if (myDistance &gt; max) </text:p>
        <text:p text:style-name="P11"><text:soft-page-break/><text:tab/><text:tab/><text:tab/><text:tab/>max = myDistance</text:p>
        <text:p text:style-name="P11"><text:tab/><text:tab/><text:tab/></text:p>
        <text:p text:style-name="P11"><text:tab/><text:tab/>return max</text:p>
        <text:p text:style-name="P11"><text:tab/></text:p>
        <text:p text:style-name="P11"/>
        <text:p text:style-name="P11"><text:tab/>// finds minimum of MPG</text:p>
        <text:p text:style-name="P11"><text:tab/>public double findMPGMin(double min) </text:p>
        <text:p text:style-name="P11"><text:tab/><text:tab/>if (myMPG &lt; min) </text:p>
        <text:p text:style-name="P11"><text:tab/><text:tab/><text:tab/><text:tab/>min = myMPG</text:p>
        <text:p text:style-name="P11"><text:tab/><text:tab/><text:tab/></text:p>
        <text:p text:style-name="P11"><text:tab/><text:tab/>return min</text:p>
        <text:p text:style-name="P11"><text:tab/></text:p>
        <text:p text:style-name="P11"/>
        <text:p text:style-name="P11"><text:tab/>// finds the maximum of MPG</text:p>
        <text:p text:style-name="P11"><text:tab/>public double findMPGMax(double max) </text:p>
        <text:p text:style-name="P11"><text:tab/><text:tab/>if (myMPG &gt; max) </text:p>
        <text:p text:style-name="P11"><text:tab/><text:tab/><text:tab/><text:tab/>max = myMPG</text:p>
        <text:p text:style-name="P11"><text:tab/><text:tab/><text:tab/></text:p>
        <text:p text:style-name="P11"><text:tab/><text:tab/>return max</text:p>
        <text:p text:style-name="P11"><text:tab/></text:p>
        <text:p text:style-name="P11"/>
        <text:p text:style-name="P11"><text:tab/>// finds minimum of price</text:p>
        <text:p text:style-name="P11"><text:tab/>public double findPriceMin(double min) </text:p>
        <text:p text:style-name="P11"><text:tab/><text:tab/>if (myPrice &lt; min) </text:p>
        <text:p text:style-name="P11"><text:tab/><text:tab/><text:tab/><text:tab/>min = myPrice</text:p>
        <text:p text:style-name="P11"><text:soft-page-break/><text:tab/><text:tab/><text:tab/></text:p>
        <text:p text:style-name="P11"><text:tab/><text:tab/>return min</text:p>
        <text:p text:style-name="P11"><text:tab/></text:p>
        <text:p text:style-name="P11"/>
        <text:p text:style-name="P11"><text:tab/>// finds the maximum of price</text:p>
        <text:p text:style-name="P11"><text:tab/>public double findPriceMax(double max) </text:p>
        <text:p text:style-name="P11"><text:tab/><text:tab/>if (myPrice &gt; max) </text:p>
        <text:p text:style-name="P11"><text:tab/><text:tab/><text:tab/><text:tab/>max = myPrice</text:p>
        <text:p text:style-name="P11"><text:tab/><text:tab/><text:tab/></text:p>
        <text:p text:style-name="P11"><text:tab/><text:tab/>return max</text:p>
        <text:p text:style-name="P11"><text:tab/></text:p>
        <text:p text:style-name="P11"/>
        <text:p text:style-name="P11"><text:tab/>// finds the distance total</text:p>
        <text:p text:style-name="P11"><text:tab/>public int findDistanceTotal(int sum) </text:p>
        <text:p text:style-name="P11"><text:tab/><text:tab/>sum += myDistance</text:p>
        <text:p text:style-name="P11"><text:tab/><text:tab/>return sum</text:p>
        <text:p text:style-name="P11"><text:tab/></text:p>
        <text:p text:style-name="P11"/>
        <text:p text:style-name="P11"><text:tab/>// finds the gallons total</text:p>
        <text:p text:style-name="P11"><text:tab/>public double findGallonsTotal(double sum) </text:p>
        <text:p text:style-name="P11"><text:tab/><text:tab/>sum += myGallons</text:p>
        <text:p text:style-name="P11"><text:tab/><text:tab/>return sum</text:p>
        <text:p text:style-name="P11"><text:tab/></text:p>
        <text:p text:style-name="P11"/>
        <text:p text:style-name="P11"><text:tab/>// finds the cost total</text:p>
        <text:p text:style-name="P11"><text:soft-page-break/><text:tab/>public double findCostTotal(double sum) </text:p>
        <text:p text:style-name="P11"><text:tab/><text:tab/>sum += myCost</text:p>
        <text:p text:style-name="P11"><text:tab/><text:tab/>return sum</text:p>
        <text:p text:style-name="P11"><text:tab/></text:p>
        <text:p text:style-name="P11"/>
        <text:p text:style-name="P11"><text:tab/>// find the mpg total</text:p>
        <text:p text:style-name="P11"><text:tab/>public double findMPGTotal(double sum) </text:p>
        <text:p text:style-name="P11"><text:tab/><text:tab/>sum += myMPG</text:p>
        <text:p text:style-name="P11"><text:tab/><text:tab/>return sum</text:p>
        <text:p text:style-name="P11"><text:tab/></text:p>
        <text:p text:style-name="P11"/>
        <text:p text:style-name="P11"><text:tab/>// finds annual projection for distance</text:p>
        <text:p text:style-name="P11"><text:tab/>public int findDistanceProjection(int distanceTotal) </text:p>
        <text:p text:style-name="P11"><text:tab/><text:tab/>return (365 / myDays) * distanceTotal</text:p>
        <text:p text:style-name="P11"><text:tab/></text:p>
        <text:p text:style-name="P11"/>
        <text:p text:style-name="P11"><text:tab/>// finds annual projection for gallons</text:p>
        <text:p text:style-name="P11"><text:tab/>public double findGallonsProjection(double gallonsTotal) </text:p>
        <text:p text:style-name="P11"><text:tab/><text:tab/>return (365 / myDays) * gallonsTotal</text:p>
        <text:p text:style-name="P11"><text:tab/></text:p>
        <text:p text:style-name="P11"/>
        <text:p text:style-name="P11"><text:tab/>// finds annual projection for MPG</text:p>
        <text:p text:style-name="P11"><text:tab/>public double findMPGProjection(double mPGTotal) </text:p>
        <text:p text:style-name="P11"><text:tab/><text:tab/>return mPGTotal / myFill</text:p>
        <text:p text:style-name="P11"><text:tab/></text:p>
        <text:p text:style-name="P11"><text:soft-page-break/></text:p>
        <text:p text:style-name="P11"><text:tab/>// finds annual projection for cost</text:p>
        <text:p text:style-name="P11"><text:tab/>public double findCostProjection(double costTotal) </text:p>
        <text:p text:style-name="P11"><text:tab/><text:tab/>return <text:s/>(365 / myDays) * costTotal</text:p>
        <text:p text:style-name="P11"/>
        <text:p text:style-name="P11"><text:tab/></text:p>
        <text:p text:style-name="P11"/>
        <text:p text:style-name="P11">/**</text:p>
        <text:p text:style-name="P11"><text:s/>* Tests the AnnualFuelUse class with 3 fill-ups</text:p>
        <text:p text:style-name="P11"><text:s/>*</text:p>
        <text:p text:style-name="P11"><text:s/>* @author Josiah Kowalski</text:p>
        <text:p text:style-name="P11"><text:s/>* @version 1/5/20</text:p>
        <text:p text:style-name="P11"><text:s/>*/</text:p>
        <text:p text:style-name="P11">public class AnnualFuelUseTester </text:p>
        <text:p text:style-name="P11"/>
        <text:p text:style-name="P11"><text:tab/>public static void main(String[] args) </text:p>
        <text:p text:style-name="P11"><text:tab/><text:tab/>// local variables</text:p>
        <text:p text:style-name="P11"><text:tab/><text:tab/>int distMin = Integer.MAX_VALUE</text:p>
        <text:p text:style-name="P11"><text:tab/><text:tab/>int distMax = Integer.MIN_VALUE</text:p>
        <text:p text:style-name="P11"><text:tab/><text:tab/>double minMPG = Double.MAX_VALUE</text:p>
        <text:p text:style-name="P11"><text:tab/><text:tab/>double maxMPG = Double.MIN_VALUE</text:p>
        <text:p text:style-name="P11"><text:tab/><text:tab/>double minPrice = Double.MAX_VALUE</text:p>
        <text:p text:style-name="P11"><text:tab/><text:tab/>double maxPrice = Double.MIN_VALUE</text:p>
        <text:p text:style-name="P11"><text:tab/><text:tab/>double gallonTotal = 0.0</text:p>
        <text:p text:style-name="P11"><text:tab/><text:tab/>double costTotal = 0.0</text:p>
        <text:p text:style-name="P11"><text:soft-page-break/><text:tab/><text:tab/>double mPGTotal = 0.0</text:p>
        <text:p text:style-name="P11"><text:tab/><text:tab/>int distTotal = 0</text:p>
        <text:p text:style-name="P11"><text:tab/><text:tab/>int distProjection = 0</text:p>
        <text:p text:style-name="P11"><text:tab/><text:tab/>double gallonProjection = 0.0</text:p>
        <text:p text:style-name="P11"><text:tab/><text:tab/>double mPGProjection = 0.0</text:p>
        <text:p text:style-name="P11"><text:tab/><text:tab/>double costProjection = 0.0</text:p>
        <text:p text:style-name="P11"/>
        <text:p text:style-name="P11"><text:tab/><text:tab/>// sets array of fillUps</text:p>
        <text:p text:style-name="P11"><text:tab/><text:tab/>AnnualFuelUse[] fillUps = new AnnualFuelUse(1, 1, 138242, 138558, 10.2, 2.59),</text:p>
        <text:p text:style-name="P11"><text:tab/><text:tab/><text:tab/><text:tab/>new AnnualFuelUse(2, 7, 138558, 138859, 10.5, 2.59),</text:p>
        <text:p text:style-name="P11"><text:tab/><text:tab/><text:tab/><text:tab/>new AnnualFuelUse(3, 14, 138859, 139173, 10.1, 2.59)</text:p>
        <text:p text:style-name="P11"><text:tab/><text:tab/></text:p>
        <text:p text:style-name="P11"/>
        <text:p text:style-name="P11"><text:tab/><text:tab/>// prints table header</text:p>
        <text:p text:style-name="P11"><text:tab/><text:tab/>System.out.printf("%51s%n", "Gas Mileage Calculations")</text:p>
        <text:p text:style-name="P11"><text:tab/><text:tab/>System.out.printf("%-7s%7s%14s%12s%11s%6s%10s%8s%7s%n", "Fill Up", "Days", <text:s/>"Start Miles", "End Miles",</text:p>
        <text:p text:style-name="P11"><text:tab/><text:tab/><text:tab/><text:tab/>"Distance", "MPG", "Gallons", "Price", "Cost")</text:p>
        <text:p text:style-name="P11"/>
        <text:p text:style-name="P11"><text:tab/><text:tab/>// prints and calculates table data</text:p>
        <text:p text:style-name="P11"><text:tab/><text:tab/></text:p>
        <text:p text:style-name="P11"><text:tab/><text:tab/>for (AnnualFuelUse fillUp : fillUps) </text:p>
        <text:p text:style-name="P11"><text:tab/><text:tab/><text:tab/>fillUp.setMyDistance()</text:p>
        <text:p text:style-name="P11"><text:tab/><text:tab/><text:tab/>fillUp.setMyMPG()</text:p>
        <text:p text:style-name="P11"><text:tab/><text:tab/><text:tab/>fillUp.setMyCost()</text:p>
        <text:p text:style-name="P11"><text:tab/><text:tab/><text:tab/>distMin = fillUp.findDistanceMin(distMin)</text:p>
        <text:p text:style-name="P11"><text:soft-page-break/><text:tab/><text:tab/><text:tab/>distMax = fillUp.findDistanceMax(distMax)</text:p>
        <text:p text:style-name="P11"><text:tab/><text:tab/><text:tab/>minMPG = fillUp.findMPGMin(minMPG)</text:p>
        <text:p text:style-name="P11"><text:tab/><text:tab/><text:tab/>maxMPG = fillUp.findMPGMax(maxMPG)</text:p>
        <text:p text:style-name="P11"><text:tab/><text:tab/><text:tab/>minPrice = fillUp.findPriceMin(minPrice)</text:p>
        <text:p text:style-name="P11"><text:tab/><text:tab/><text:tab/>maxPrice = fillUp.findPriceMax(maxPrice)</text:p>
        <text:p text:style-name="P11"><text:tab/><text:tab/><text:tab/>distTotal = fillUp.findDistanceTotal(distTotal)</text:p>
        <text:p text:style-name="P11"><text:tab/><text:tab/><text:tab/>gallonTotal = fillUp.findGallonsTotal(gallonTotal)</text:p>
        <text:p text:style-name="P11"><text:tab/><text:tab/><text:tab/>costTotal = fillUp.findCostTotal(costTotal)</text:p>
        <text:p text:style-name="P11"><text:tab/><text:tab/><text:tab/>mPGTotal = fillUp.findMPGTotal(mPGTotal)</text:p>
        <text:p text:style-name="P11"><text:tab/><text:tab/><text:tab/>distProjection = fillUp.findDistanceProjection(distTotal)</text:p>
        <text:p text:style-name="P11"><text:tab/><text:tab/><text:tab/>gallonProjection = fillUp.findGallonsProjection(gallonTotal)</text:p>
        <text:p text:style-name="P11"><text:tab/><text:tab/><text:tab/>mPGProjection = fillUp.findMPGProjection(mPGTotal)</text:p>
        <text:p text:style-name="P11"><text:tab/><text:tab/><text:tab/>costProjection = fillUp.findCostProjection(costTotal)</text:p>
        <text:p text:style-name="P11"/>
        <text:p text:style-name="P11"><text:tab/><text:tab/><text:tab/>System.out.printf("%4d%9d%12d%13d%9d%11.1f%7.1f%9.2f%9.2f%n", fillUp.getMyFill(), fillUp.getMyDays(), </text:p>
        <text:p text:style-name="P11"><text:tab/><text:tab/><text:tab/><text:tab/>fillUp.getMyStartMiles(), fillUp.getMyEndMiles(), fillUp.getMyDistance(), </text:p>
        <text:p text:style-name="P11"><text:tab/><text:tab/><text:tab/><text:tab/>fillUp.getMyMPG(), fillUp.getMyGallons(), fillUp.getMyPrice(), fillUp.getMyCost())</text:p>
        <text:p text:style-name="P11"><text:tab/><text:tab/></text:p>
        <text:p text:style-name="P11"/>
        <text:p text:style-name="P11"><text:tab/><text:tab/>// prints minimums and maximums</text:p>
        <text:p text:style-name="P11"><text:tab/><text:tab/>System.out.println()</text:p>
        <text:p text:style-name="P11"><text:tab/><text:tab/>System.out.printf("%8s%39d%11.1f%16.2f%n", "Minimum:", </text:p>
        <text:p text:style-name="P11"><text:tab/><text:tab/><text:tab/><text:tab/>distMin, minMPG, minPrice)</text:p>
        <text:p text:style-name="P11"><text:tab/><text:tab/>System.out.printf("%8s%39d%11.1f%16.2f%n", "Maximum:", </text:p>
        <text:p text:style-name="P11"><text:soft-page-break/><text:tab/><text:tab/><text:tab/><text:tab/>distMax, maxMPG, maxPrice)</text:p>
        <text:p text:style-name="P11"/>
        <text:p text:style-name="P11"><text:tab/><text:tab/>//prints totals and projections</text:p>
        <text:p text:style-name="P11"><text:tab/><text:tab/>System.out.printf("%7s%40d%18.1f%18.2f%n", "Totals:", distTotal,</text:p>
        <text:p text:style-name="P11"><text:tab/><text:tab/><text:tab/><text:tab/>gallonTotal, costTotal)</text:p>
        <text:p text:style-name="P11"><text:tab/><text:tab/>System.out.printf("%11s%37d%9.1f%8.1f%19.2f%n", "Projections:", </text:p>
        <text:p text:style-name="P11"><text:tab/><text:tab/><text:tab/><text:tab/>distProjection, mPGProjection, gallonProjection,</text:p>
        <text:p text:style-name="P11"><text:tab/><text:tab/><text:tab/><text:tab/>costProjection)</text:p>
        <text:p text:style-name="P11"><text:tab/></text:p>
        <text:p text:style-name="P11"/>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2"/>
        <text:p text:style-name="P10"><text:span text:style-name="T2">Insert a copy of your code from the IDE here:</text:span></text:p>
        <text:p text:style-name="P3">/**</text:p>
        <text:p text:style-name="P3"><text:s/>* Projects annual fuel usage based on three fill ups of my car.</text:p>
        <text:p text:style-name="P3"><text:s/>*</text:p>
        <text:p text:style-name="P3"><text:s/>* @author Josiah Kowalski</text:p>
        <text:p text:style-name="P3"><text:s/>* @version 1/5/20</text:p>
        <text:p text:style-name="P3"><text:s/>*/</text:p>
        <text:p text:style-name="P3">public class AnnualFuelUse {</text:p>
        <text:p text:style-name="P3"/>
        <text:p text:style-name="P3"><text:tab/>// private instance variables</text:p>
        <text:p text:style-name="P3"><text:tab/>private int myDays, myStartMiles, myEndMiles, myDistance, myFill;</text:p>
        <text:p text:style-name="P3"><text:tab/>private double myGallons, myMPG, myPrice, myCost;</text:p>
        <text:p text:style-name="P3"/>
        <text:p text:style-name="P3"><text:tab/>// constructor</text:p>
        <text:p text:style-name="P3"><text:tab/>AnnualFuelUse(int fill, int days, int sMiles, int eMiles, double gals, double price) {</text:p>
        <text:p text:style-name="P3"><text:soft-page-break/><text:tab/><text:tab/>myFill = fill;</text:p>
        <text:p text:style-name="P3"><text:tab/><text:tab/>myDays = days;</text:p>
        <text:p text:style-name="P3"><text:tab/><text:tab/>myStartMiles = sMiles;</text:p>
        <text:p text:style-name="P3"><text:tab/><text:tab/>myEndMiles = eMiles;</text:p>
        <text:p text:style-name="P3"><text:tab/><text:tab/>myGallons = gals;</text:p>
        <text:p text:style-name="P3"><text:tab/><text:tab/>myPrice = price;</text:p>
        <text:p text:style-name="P3"><text:tab/><text:tab/>myDistance = 0;</text:p>
        <text:p text:style-name="P3"><text:tab/><text:tab/>myMPG = 0.0;</text:p>
        <text:p text:style-name="P3"><text:tab/><text:tab/>myCost = 0.0;</text:p>
        <text:p text:style-name="P3"><text:tab/>}</text:p>
        <text:p text:style-name="P3"/>
        <text:p text:style-name="P3"><text:tab/>// method to set distance</text:p>
        <text:p text:style-name="P3"><text:tab/>public void setMyDistance() {</text:p>
        <text:p text:style-name="P3"><text:tab/><text:tab/>myDistance = myEndMiles - myStartMiles;</text:p>
        <text:p text:style-name="P3"><text:tab/>}</text:p>
        <text:p text:style-name="P3"><text:tab/></text:p>
        <text:p text:style-name="P3"><text:tab/>// method to set price</text:p>
        <text:p text:style-name="P3"><text:tab/>public void setMyCost() {</text:p>
        <text:p text:style-name="P3"><text:tab/><text:tab/>myCost = myPrice * myGallons;</text:p>
        <text:p text:style-name="P3"><text:tab/>}</text:p>
        <text:p text:style-name="P3"/>
        <text:p text:style-name="P3"><text:tab/>// method to set MPG</text:p>
        <text:p text:style-name="P3"><text:tab/>public void setMyMPG() {</text:p>
        <text:p text:style-name="P3"><text:tab/><text:tab/>setMyDistance();</text:p>
        <text:p text:style-name="P3"><text:tab/><text:tab/>myMPG = myDistance / myGallons;</text:p>
        <text:p text:style-name="P3"><text:tab/>}</text:p>
        <text:p text:style-name="P3"/>
        <text:p text:style-name="P3"><text:tab/>// method to get distance</text:p>
        <text:p text:style-name="P3"><text:tab/>public int getMyDistance() {</text:p>
        <text:p text:style-name="P3"><text:tab/><text:tab/>return myDistance;</text:p>
        <text:p text:style-name="P3"><text:tab/>}</text:p>
        <text:p text:style-name="P3"/>
        <text:p text:style-name="P3"><text:tab/>// method to get MPG</text:p>
        <text:p text:style-name="P3"><text:tab/>public double getMyMPG() {</text:p>
        <text:p text:style-name="P3"><text:tab/><text:tab/>return myMPG;</text:p>
        <text:p text:style-name="P3"><text:tab/>}</text:p>
        <text:p text:style-name="P3"><text:soft-page-break/></text:p>
        <text:p text:style-name="P3"><text:tab/>// method to get price</text:p>
        <text:p text:style-name="P3"><text:tab/>public double getMyPrice() {</text:p>
        <text:p text:style-name="P3"><text:tab/><text:tab/>return myPrice;</text:p>
        <text:p text:style-name="P3"><text:tab/>}</text:p>
        <text:p text:style-name="P3"/>
        <text:p text:style-name="P3"><text:tab/>// method to get gallons</text:p>
        <text:p text:style-name="P3"><text:tab/>public double getMyGallons() {</text:p>
        <text:p text:style-name="P3"><text:tab/><text:tab/>return myGallons;</text:p>
        <text:p text:style-name="P3"><text:tab/>}</text:p>
        <text:p text:style-name="P3"/>
        <text:p text:style-name="P3"><text:tab/>// method to get costs</text:p>
        <text:p text:style-name="P3"><text:tab/>public double getMyCost() {</text:p>
        <text:p text:style-name="P3"><text:tab/><text:tab/>return myCost;</text:p>
        <text:p text:style-name="P3"><text:tab/>}</text:p>
        <text:p text:style-name="P3"/>
        <text:p text:style-name="P3"><text:tab/>// method to get days</text:p>
        <text:p text:style-name="P3"><text:tab/>public int getMyDays() {</text:p>
        <text:p text:style-name="P3"><text:tab/><text:tab/>return myDays;</text:p>
        <text:p text:style-name="P3"><text:tab/>}</text:p>
        <text:p text:style-name="P3"/>
        <text:p text:style-name="P3"><text:tab/>// method to get start miles</text:p>
        <text:p text:style-name="P3"><text:tab/>public int getMyStartMiles() {</text:p>
        <text:p text:style-name="P3"><text:tab/><text:tab/>return myStartMiles;</text:p>
        <text:p text:style-name="P3"><text:tab/>}</text:p>
        <text:p text:style-name="P3"/>
        <text:p text:style-name="P3"><text:tab/>// method to get end miles</text:p>
        <text:p text:style-name="P3"><text:tab/>public int getMyEndMiles() {</text:p>
        <text:p text:style-name="P3"><text:tab/><text:tab/>return myEndMiles;</text:p>
        <text:p text:style-name="P3"><text:tab/>}</text:p>
        <text:p text:style-name="P3"/>
        <text:p text:style-name="P3"><text:tab/>// method to get fill</text:p>
        <text:p text:style-name="P3"><text:tab/>public int getMyFill() {</text:p>
        <text:p text:style-name="P3"><text:tab/><text:tab/>return myFill;</text:p>
        <text:p text:style-name="P3"><text:tab/>}</text:p>
        <text:p text:style-name="P3"/>
        <text:p text:style-name="P3"><text:soft-page-break/><text:tab/>// finds minimum of distance</text:p>
        <text:p text:style-name="P3"><text:tab/>public int findDistanceMin(int min) {</text:p>
        <text:p text:style-name="P3"><text:tab/><text:tab/>if (myDistance &lt; min) {</text:p>
        <text:p text:style-name="P3"><text:tab/><text:tab/><text:tab/>min = myDistance;</text:p>
        <text:p text:style-name="P3"><text:tab/><text:tab/>}</text:p>
        <text:p text:style-name="P3"><text:tab/><text:tab/>return min;</text:p>
        <text:p text:style-name="P3"><text:tab/>}</text:p>
        <text:p text:style-name="P3"/>
        <text:p text:style-name="P3"><text:tab/>// finds maximum of distance</text:p>
        <text:p text:style-name="P3"><text:tab/>public int findDistanceMax(int max) {</text:p>
        <text:p text:style-name="P3"><text:tab/><text:tab/>if (myDistance &gt; max) {</text:p>
        <text:p text:style-name="P3"><text:tab/><text:tab/><text:tab/><text:tab/>max = myDistance;</text:p>
        <text:p text:style-name="P3"><text:tab/><text:tab/><text:tab/>}</text:p>
        <text:p text:style-name="P3"><text:tab/><text:tab/>return max;</text:p>
        <text:p text:style-name="P3"><text:tab/>}</text:p>
        <text:p text:style-name="P3"/>
        <text:p text:style-name="P3"><text:tab/>// finds minimum of MPG</text:p>
        <text:p text:style-name="P3"><text:tab/>public double findMPGMin(double min) {</text:p>
        <text:p text:style-name="P3"><text:tab/><text:tab/>if (myMPG &lt; min) {</text:p>
        <text:p text:style-name="P3"><text:tab/><text:tab/><text:tab/><text:tab/>min = myMPG;</text:p>
        <text:p text:style-name="P3"><text:tab/><text:tab/><text:tab/>}</text:p>
        <text:p text:style-name="P3"><text:tab/><text:tab/>return min;</text:p>
        <text:p text:style-name="P3"><text:tab/>}</text:p>
        <text:p text:style-name="P3"/>
        <text:p text:style-name="P3"><text:tab/>// finds the maximum of MPG</text:p>
        <text:p text:style-name="P3"><text:tab/>public double findMPGMax(double max) {</text:p>
        <text:p text:style-name="P3"><text:tab/><text:tab/>if (myMPG &gt; max) {</text:p>
        <text:p text:style-name="P3"><text:tab/><text:tab/><text:tab/><text:tab/>max = myMPG;</text:p>
        <text:p text:style-name="P3"><text:tab/><text:tab/><text:tab/>}</text:p>
        <text:p text:style-name="P3"><text:tab/><text:tab/>return max;</text:p>
        <text:p text:style-name="P3"><text:tab/>}</text:p>
        <text:p text:style-name="P3"/>
        <text:p text:style-name="P3"><text:tab/>// finds minimum of price</text:p>
        <text:p text:style-name="P3"><text:tab/>public double findPriceMin(double min) {</text:p>
        <text:p text:style-name="P3"><text:tab/><text:tab/>if (myPrice &lt; min) {</text:p>
        <text:p text:style-name="P3"><text:tab/><text:tab/><text:tab/><text:tab/>min = myPrice;</text:p>
        <text:p text:style-name="P3"><text:soft-page-break/><text:tab/><text:tab/><text:tab/>}</text:p>
        <text:p text:style-name="P3"><text:tab/><text:tab/>return min;</text:p>
        <text:p text:style-name="P3"><text:tab/>}</text:p>
        <text:p text:style-name="P3"/>
        <text:p text:style-name="P3"><text:tab/>// finds the maximum of price</text:p>
        <text:p text:style-name="P3"><text:tab/>public double findPriceMax(double max) {</text:p>
        <text:p text:style-name="P3"><text:tab/><text:tab/>if (myPrice &gt; max) {</text:p>
        <text:p text:style-name="P3"><text:tab/><text:tab/><text:tab/><text:tab/>max = myPrice;</text:p>
        <text:p text:style-name="P3"><text:tab/><text:tab/><text:tab/>}</text:p>
        <text:p text:style-name="P3"><text:tab/><text:tab/>return max;</text:p>
        <text:p text:style-name="P3"><text:tab/>}</text:p>
        <text:p text:style-name="P3"/>
        <text:p text:style-name="P3"><text:tab/>// finds the distance total</text:p>
        <text:p text:style-name="P3"><text:tab/>public int findDistanceTotal(int sum) {</text:p>
        <text:p text:style-name="P3"><text:tab/><text:tab/>sum += myDistance;</text:p>
        <text:p text:style-name="P3"><text:tab/><text:tab/>return sum;</text:p>
        <text:p text:style-name="P3"><text:tab/>}</text:p>
        <text:p text:style-name="P3"/>
        <text:p text:style-name="P3"><text:tab/>// finds the gallons total</text:p>
        <text:p text:style-name="P3"><text:tab/>public double findGallonsTotal(double sum) {</text:p>
        <text:p text:style-name="P3"><text:tab/><text:tab/>sum += myGallons;</text:p>
        <text:p text:style-name="P3"><text:tab/><text:tab/>return sum;</text:p>
        <text:p text:style-name="P3"><text:tab/>}</text:p>
        <text:p text:style-name="P3"/>
        <text:p text:style-name="P3"><text:tab/>// finds the cost total</text:p>
        <text:p text:style-name="P3"><text:tab/>public double findCostTotal(double sum) {</text:p>
        <text:p text:style-name="P3"><text:tab/><text:tab/>sum += myCost;</text:p>
        <text:p text:style-name="P3"><text:tab/><text:tab/>return sum;</text:p>
        <text:p text:style-name="P3"><text:tab/>}</text:p>
        <text:p text:style-name="P3"/>
        <text:p text:style-name="P3"><text:tab/>// find the mpg total</text:p>
        <text:p text:style-name="P3"><text:tab/>public double findMPGTotal(double sum) {</text:p>
        <text:p text:style-name="P3"><text:tab/><text:tab/>sum += myMPG;</text:p>
        <text:p text:style-name="P3"><text:tab/><text:tab/>return sum;</text:p>
        <text:p text:style-name="P3"><text:tab/>}</text:p>
        <text:p text:style-name="P3"/>
        <text:p text:style-name="P3"><text:soft-page-break/><text:tab/>// finds annual projection for distance</text:p>
        <text:p text:style-name="P3"><text:tab/>public int findDistanceProjection(int distanceTotal) {</text:p>
        <text:p text:style-name="P3"><text:tab/><text:tab/>return (365 / myDays) * distanceTotal;</text:p>
        <text:p text:style-name="P3"><text:tab/>}</text:p>
        <text:p text:style-name="P3"/>
        <text:p text:style-name="P3"><text:tab/>// finds annual projection for gallons</text:p>
        <text:p text:style-name="P3"><text:tab/>public double findGallonsProjection(double gallonsTotal) {</text:p>
        <text:p text:style-name="P3"><text:tab/><text:tab/>return (365 / myDays) * gallonsTotal;</text:p>
        <text:p text:style-name="P3"><text:tab/>}</text:p>
        <text:p text:style-name="P3"/>
        <text:p text:style-name="P3"><text:tab/>// finds annual projection for MPG</text:p>
        <text:p text:style-name="P3"><text:tab/>public double findMPGProjection(double mPGTotal) {</text:p>
        <text:p text:style-name="P3"><text:tab/><text:tab/>return mPGTotal / myFill;</text:p>
        <text:p text:style-name="P3"><text:tab/>}</text:p>
        <text:p text:style-name="P3"/>
        <text:p text:style-name="P3"><text:tab/>// finds annual projection for cost</text:p>
        <text:p text:style-name="P3"><text:tab/>public double findCostProjection(double costTotal) {</text:p>
        <text:p text:style-name="P3"><text:tab/><text:tab/>return <text:s/>(365 / myDays) * costTotal;</text:p>
        <text:p text:style-name="P3"/>
        <text:p text:style-name="P3"><text:tab/>}</text:p>
        <text:p text:style-name="P3">}</text:p>
        <text:p text:style-name="P3"/>
        <text:p text:style-name="P3"/>
        <text:p text:style-name="P3"/>
        <text:p text:style-name="P3">/**</text:p>
        <text:p text:style-name="P3"><text:s/>* Tests the AnnualFuelUse class with 3 fill-ups</text:p>
        <text:p text:style-name="P3"><text:s/>*</text:p>
        <text:p text:style-name="P3"><text:s/>* @author Josiah Kowalski</text:p>
        <text:p text:style-name="P3"><text:s/>* @version 1/5/20</text:p>
        <text:p text:style-name="P3"><text:s/>*/</text:p>
        <text:p text:style-name="P3">public class AnnualFuelUseTester {</text:p>
        <text:p text:style-name="P3"/>
        <text:p text:style-name="P3"><text:tab/>public static void main(String[] args) {</text:p>
        <text:p text:style-name="P3"><text:tab/><text:tab/>// local variables</text:p>
        <text:p text:style-name="P3"><text:tab/><text:tab/>int distMin = Integer.MAX_VALUE;</text:p>
        <text:p text:style-name="P3"><text:tab/><text:tab/>int distMax = Integer.MIN_VALUE;</text:p>
        <text:p text:style-name="P3"><text:soft-page-break/><text:tab/><text:tab/>double minMPG = Double.MAX_VALUE;</text:p>
        <text:p text:style-name="P3"><text:tab/><text:tab/>double maxMPG = Double.MIN_VALUE;</text:p>
        <text:p text:style-name="P3"><text:tab/><text:tab/>double minPrice = Double.MAX_VALUE;</text:p>
        <text:p text:style-name="P3"><text:tab/><text:tab/>double maxPrice = Double.MIN_VALUE;</text:p>
        <text:p text:style-name="P3"><text:tab/><text:tab/>double gallonTotal = 0.0;</text:p>
        <text:p text:style-name="P3"><text:tab/><text:tab/>double costTotal = 0.0;</text:p>
        <text:p text:style-name="P3"><text:tab/><text:tab/>double mPGTotal = 0.0;</text:p>
        <text:p text:style-name="P3"><text:tab/><text:tab/>int distTotal = 0;</text:p>
        <text:p text:style-name="P3"><text:tab/><text:tab/>int distProjection = 0;</text:p>
        <text:p text:style-name="P3"><text:tab/><text:tab/>double gallonProjection = 0.0;</text:p>
        <text:p text:style-name="P3"><text:tab/><text:tab/>double mPGProjection = 0.0;</text:p>
        <text:p text:style-name="P3"><text:tab/><text:tab/>double costProjection = 0.0;</text:p>
        <text:p text:style-name="P3"/>
        <text:p text:style-name="P3"><text:tab/><text:tab/>// sets array of fillUps</text:p>
        <text:p text:style-name="P3"><text:tab/><text:tab/>AnnualFuelUse[] fillUps = {new AnnualFuelUse(1, 1, 138242, 138558, 10.2, 2.59),</text:p>
        <text:p text:style-name="P3"><text:tab/><text:tab/><text:tab/><text:tab/>new AnnualFuelUse(2, 7, 138558, 138859, 10.5, 2.59),</text:p>
        <text:p text:style-name="P3"><text:tab/><text:tab/><text:tab/><text:tab/>new AnnualFuelUse(3, 14, 138859, 139173, 10.1, 2.59)</text:p>
        <text:p text:style-name="P3"><text:tab/><text:tab/>};</text:p>
        <text:p text:style-name="P3"/>
        <text:p text:style-name="P3"><text:tab/><text:tab/>// prints table header</text:p>
        <text:p text:style-name="P3"><text:tab/><text:tab/>System.out.printf("%51s%n", "Gas Mileage Calculations");</text:p>
        <text:p text:style-name="P3"><text:tab/><text:tab/>System.out.printf("%-7s%7s%14s%12s%11s%6s%10s%8s%7s%n", "Fill Up", "Days", <text:s/>"Start Miles", "End Miles",</text:p>
        <text:p text:style-name="P3"><text:tab/><text:tab/><text:tab/><text:tab/>"Distance", "MPG", "Gallons", "Price", "Cost");</text:p>
        <text:p text:style-name="P3"/>
        <text:p text:style-name="P3"><text:tab/><text:tab/>// prints and calculates table data</text:p>
        <text:p text:style-name="P3"><text:tab/><text:tab/></text:p>
        <text:p text:style-name="P3"><text:tab/><text:tab/>for (AnnualFuelUse fillUp : fillUps) {</text:p>
        <text:p text:style-name="P3"><text:tab/><text:tab/><text:tab/>fillUp.setMyDistance();</text:p>
        <text:p text:style-name="P3"><text:tab/><text:tab/><text:tab/>fillUp.setMyMPG();</text:p>
        <text:p text:style-name="P3"><text:tab/><text:tab/><text:tab/>fillUp.setMyCost();</text:p>
        <text:p text:style-name="P3"><text:tab/><text:tab/><text:tab/>distMin = fillUp.findDistanceMin(distMin);</text:p>
        <text:p text:style-name="P3"><text:tab/><text:tab/><text:tab/>distMax = fillUp.findDistanceMax(distMax);</text:p>
        <text:p text:style-name="P3"><text:tab/><text:tab/><text:tab/>minMPG = fillUp.findMPGMin(minMPG);</text:p>
        <text:p text:style-name="P3"><text:tab/><text:tab/><text:tab/>maxMPG = fillUp.findMPGMax(maxMPG);</text:p>
        <text:p text:style-name="P3"><text:tab/><text:tab/><text:tab/>minPrice = fillUp.findPriceMin(minPrice);</text:p>
        <text:p text:style-name="P3"><text:soft-page-break/><text:tab/><text:tab/><text:tab/>maxPrice = fillUp.findPriceMax(maxPrice);</text:p>
        <text:p text:style-name="P3"><text:tab/><text:tab/><text:tab/>distTotal = fillUp.findDistanceTotal(distTotal);</text:p>
        <text:p text:style-name="P3"><text:tab/><text:tab/><text:tab/>gallonTotal = fillUp.findGallonsTotal(gallonTotal);</text:p>
        <text:p text:style-name="P3"><text:tab/><text:tab/><text:tab/>costTotal = fillUp.findCostTotal(costTotal);</text:p>
        <text:p text:style-name="P3"><text:tab/><text:tab/><text:tab/>mPGTotal = fillUp.findMPGTotal(mPGTotal);</text:p>
        <text:p text:style-name="P3"><text:tab/><text:tab/><text:tab/>distProjection = fillUp.findDistanceProjection(distTotal);</text:p>
        <text:p text:style-name="P3"><text:tab/><text:tab/><text:tab/>gallonProjection = fillUp.findGallonsProjection(gallonTotal);</text:p>
        <text:p text:style-name="P3"><text:tab/><text:tab/><text:tab/>mPGProjection = fillUp.findMPGProjection(mPGTotal);</text:p>
        <text:p text:style-name="P3"><text:tab/><text:tab/><text:tab/>costProjection = fillUp.findCostProjection(costTotal);</text:p>
        <text:p text:style-name="P3"/>
        <text:p text:style-name="P3"><text:tab/><text:tab/><text:tab/>System.out.printf("%4d%9d%12d%13d%9d%11.1f%7.1f%9.2f%9.2f%n", fillUp.getMyFill(), fillUp.getMyDays(), </text:p>
        <text:p text:style-name="P3"><text:tab/><text:tab/><text:tab/><text:tab/>fillUp.getMyStartMiles(), fillUp.getMyEndMiles(), fillUp.getMyDistance(), </text:p>
        <text:p text:style-name="P3"><text:tab/><text:tab/><text:tab/><text:tab/>fillUp.getMyMPG(), fillUp.getMyGallons(), fillUp.getMyPrice(), fillUp.getMyCost());</text:p>
        <text:p text:style-name="P3"><text:tab/><text:tab/>}</text:p>
        <text:p text:style-name="P3"/>
        <text:p text:style-name="P3"><text:tab/><text:tab/>// prints minimums and maximums</text:p>
        <text:p text:style-name="P3"><text:tab/><text:tab/>System.out.println();</text:p>
        <text:p text:style-name="P3"><text:tab/><text:tab/>System.out.printf("%8s%39d%11.1f%16.2f%n", "Minimum:", </text:p>
        <text:p text:style-name="P3"><text:tab/><text:tab/><text:tab/><text:tab/>distMin, minMPG, minPrice);</text:p>
        <text:p text:style-name="P3"><text:tab/><text:tab/>System.out.printf("%8s%39d%11.1f%16.2f%n", "Maximum:", </text:p>
        <text:p text:style-name="P3"><text:tab/><text:tab/><text:tab/><text:tab/>distMax, maxMPG, maxPrice);</text:p>
        <text:p text:style-name="P3"/>
        <text:p text:style-name="P3"><text:tab/><text:tab/>//prints totals and projections</text:p>
        <text:p text:style-name="P3"><text:tab/><text:tab/>System.out.printf("%7s%40d%18.1f%18.2f%n", "Totals:", distTotal,</text:p>
        <text:p text:style-name="P3"><text:tab/><text:tab/><text:tab/><text:tab/>gallonTotal, costTotal);</text:p>
        <text:p text:style-name="P3"><text:tab/><text:tab/>System.out.printf("%11s%37d%9.1f%8.1f%19.2f%n", "Projections:", </text:p>
        <text:p text:style-name="P3"><text:tab/><text:tab/><text:tab/><text:tab/>distProjection, mPGProjection, gallonProjection,</text:p>
        <text:p text:style-name="P3"><text:tab/><text:tab/><text:tab/><text:tab/>costProjection);</text:p>
        <text:p text:style-name="P3"><text:tab/>}</text:p>
        <text:p text:style-name="P3">}</text:p>
        <text:p text:style-name="P3"/>
        <text:p text:style-name="P3"/>
        <text:p text:style-name="P3"/>
        <text:p text:style-name="P7"><text:soft-page-break/><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Review Question</text:span></text:p>
            </table:table-cell>
            <table:table-cell table:style-name="Table1.A1" office:value-type="string">
              <text:p text:style-name="P9"><text:span text:style-name="T2">Response</text:span></text:p>
            </table:table-cell>
          </table:table-row>
          <table:table-row table:style-name="Table1.1">
            <table:table-cell table:style-name="Table1.A1" office:value-type="string">
              <text:p text:style-name="P8"><text:span text:style-name="T3">What was the purpose of your program?</text:span></text:p>
              <text:p text:style-name="P4"/>
              <text:p text:style-name="P4"/>
              <text:p text:style-name="P4"/>
            </table:table-cell>
            <table:table-cell table:style-name="Table1.A1" office:value-type="string">
              <text:p text:style-name="P5">The purpose of this program is to project fuel usage and cost and find the min and max of multiple variables.</text:p>
            </table:table-cell>
          </table:table-row>
          <table:table-row table:style-name="Table1.1">
            <table:table-cell table:style-name="Table1.A1" office:value-type="string">
              <text:p text:style-name="P7"><text:span text:style-name="T3">How could your program be useful in the real world?</text:span></text:p>
              <text:p text:style-name="P4"/>
              <text:p text:style-name="P4"/>
            </table:table-cell>
            <table:table-cell table:style-name="Table1.A1" office:value-type="string">
              <text:p text:style-name="P5">It could be used as a projection estimator of fuel usage and such.</text:p>
            </table:table-cell>
          </table:table-row>
          <table:table-row table:style-name="Table1.1">
            <table:table-cell table:style-name="Table1.A1" office:value-type="string">
              <text:p text:style-name="P7"><text:span text:style-name="T3">What is a problem you ran into, and how did you fix it?</text:span></text:p>
              <text:p text:style-name="P4"/>
              <text:p text:style-name="P4"/>
            </table:table-cell>
            <table:table-cell table:style-name="Table1.A1" office:value-type="string">
              <text:p text:style-name="P5">A problem I ran into was <text:span text:style-name="T4">figuring out the projection calculations but after some trial and error I figured it out.</text:span></text:p>
            </table:table-cell>
          </table:table-row>
          <table:table-row table:style-name="Table1.1">
            <table:table-cell table:style-name="Table1.A1" office:value-type="string">
              <text:p text:style-name="P7"><text:span text:style-name="T3">Describe one thing you would do differently the next time you write a program. </text:span></text:p>
              <text:p text:style-name="P4"/>
              <text:p text:style-name="P4"/>
            </table:table-cell>
            <table:table-cell table:style-name="Table1.A1" office:value-type="string">
              <text:p text:style-name="P6">Next time I write a program I will be able to use multiple classes in separate files. </text:p>
            </table:table-cell>
          </table:table-row>
        </table:table>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5T19:18:37.453378610</dc:date>
    <meta:editing-cycles>9</meta:editing-cycles>
    <meta:editing-duration>PT2M49S</meta:editing-duration>
    <meta:document-statistic meta:table-count="1" meta:image-count="0" meta:object-count="0" meta:page-count="19" meta:paragraph-count="459" meta:word-count="1664" meta:character-count="12890" meta:non-whitespace-character-count="10787"/>
    <meta:generator>LibreOffice/5.2.7.2$Linux_AARCH64 LibreOffice_project/20m0$Build-2</meta:generator>
    <meta:user-defined meta:name="Company">FLVS</meta:user-defined>
    <meta:user-defined meta:name="Operator">JOSIAH KOWALSKI</meta:user-defined>
  </office:meta>
</office:document-meta>
</file>